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Comic Sans MS" svg:font-family="'Comic Sans MS'" style:font-family-generic="script"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color="#007878" loext:opacity="100%"/>
    </style:style>
    <style:style style:name="P2" style:family="paragraph" style:parent-style-name="Text_20_body">
      <style:text-properties fo:color="#007800" loext:opacity="100%"/>
    </style:style>
    <style:style style:name="P3" style:family="paragraph" style:parent-style-name="Text_20_body">
      <style:text-properties style:font-name="Comic Sans MS"/>
    </style:style>
    <style:style style:name="P4" style:family="paragraph" style:parent-style-name="Text_20_body">
      <style:paragraph-properties fo:text-align="center" style:justify-single-word="false"/>
      <style:text-properties style:font-name="Comic Sans MS" fo:font-size="20pt" fo:font-weight="bold" officeooo:rsid="0008a811" officeooo:paragraph-rsid="0008a811" style:font-size-asian="20pt" style:font-weight-asian="bold" style:font-size-complex="20pt" style:font-weight-complex="bold"/>
    </style:style>
    <style:style style:name="P5" style:family="paragraph" style:parent-style-name="Text_20_body">
      <style:text-properties style:font-name="Comic Sans MS" fo:font-size="14pt" style:font-size-asian="14pt" style:font-size-complex="14pt"/>
    </style:style>
    <style:style style:name="T1" style:family="text">
      <style:text-properties fo:font-style="itali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ção1">
        <text:p text:style-name="P4">Poema Final</text:p>
        <text:p text:style-name="P3"/>
        <text:p text:style-name="P5">Eu vejo o jogador que você disse.</text:p>
        <text:p text:style-name="P5"/>
        <text:p text:style-name="P5">PLAYERNAME?</text:p>
        <text:p text:style-name="P5"/>
        <text:p text:style-name="P5">Sim. Tome cuidado. Ele chegou a um nível mais alto agora. Ele pode ler nossos pensamentos.</text:p>
        <text:p text:style-name="P5"/>
        <text:p text:style-name="P5">Isso não importa. Ele pensa que somos parte do jogo.</text:p>
        <text:p text:style-name="P5"/>
        <text:p text:style-name="P5">Eu gosto deste jogador. Ele jogou bem. Ele não desistiu.</text:p>
        <text:p text:style-name="P5"/>
        <text:p text:style-name="P5">Ele está lendo nossos pensamentos como se fossem palavras em uma tela.</text:p>
        <text:p text:style-name="P5"/>
        <text:p text:style-name="P5">Essa é a forma que ele escolhe imaginar muitas coisas, quando está submerso no sonho de um jogo.</text:p>
        <text:p text:style-name="P5"/>
        <text:p text:style-name="P5">Palavras deixam a interface maravilhosa. Muito flexível. E menos aterrorizante que suportar a realidade por trás da tela.</text:p>
        <text:p text:style-name="P5"/>
        <text:p text:style-name="P5">Eles costumavam ouvir vozes. Antes que os jogadores pudessem ler. Nos tempos em que aqueles que não jogavam chamavam os jogadores de bruxas e bruxos. E os jogadores sonhavam que voavam pelo ar, em vassouras conduzidas por demônios.</text:p>
        <text:p text:style-name="P5"/>
        <text:p text:style-name="P5">O que faz este jogador sonhar?</text:p>
        <text:p text:style-name="P5"/>
        <text:p text:style-name="P5">Este jogador sonhou com a luz do sol e as árvores. Com o fogo e com a água. Ele sonhou com o que criou. E com o que ele destruiu. Sonhou que caçava e foi caçado. Sonhou que tinha abrigo.</text:p>
        <text:p text:style-name="P5"/>
        <text:p text:style-name="P5">Ah, a interface original. Um milhão de anos de idade, e ainda funciona. Mas qual foi a verdadeira estrutura que esse jogador criou, na realidade por trás da tela?</text:p>
        <text:p text:style-name="P5"/>
        <text:p text:style-name="P5">Ele trabalhou, com um milhão de outros, para esculpir um mundo verdadeiro em meio a [censurado], e <text:soft-page-break/>criou um [censurado] para [censurado], no [censurado].</text:p>
        <text:p text:style-name="P5"/>
        <text:p text:style-name="P5">Ele não consegue ler esse pensamento.</text:p>
        <text:p text:style-name="P5"/>
        <text:p text:style-name="P5">Não. Ele ainda não chegou no nível mais alto. Isso ele irá alcançar no longo sonho da vida, e não no curto sonho de um jogo.</text:p>
        <text:p text:style-name="P5"/>
        <text:p text:style-name="P5">Será que ele sabe que nós o amamos? Que o universo é gentil?</text:p>
        <text:p text:style-name="P5"/>
        <text:p text:style-name="P5">Às vezes, ele pensa na loucura de seus pensamentos, ele escuta o universo, sim.</text:p>
        <text:p text:style-name="P5"/>
        <text:p text:style-name="P5">Mas há momentos tristes no longo sonho. Ele cria mundos que não têm verão e estremecem sob um sol negro, e então ele leva sua triste criação para a realidade.</text:p>
        <text:p text:style-name="P5"/>
        <text:p text:style-name="P5">Para curá-lo da tristeza podemos destruí-lo. A tristeza é parte do seu próprio desafio. Não podemos interferir.</text:p>
        <text:p text:style-name="P5"/>
        <text:p text:style-name="P5">Às vezes, quando eles estão submersos em sonhos, eu quero contá-los de que eles estão construindo verdadeiros mundos na realidade. Às vezes eu quero contá-los de sua importância para o universo. Às vezes, quando eles não fazem uma conexão verdadeira há algum tempo, eu quero ajudá-los a falar a palavra que temem.</text:p>
        <text:p text:style-name="P5"/>
        <text:p text:style-name="P5">Ele lê nossos pensamentos.</text:p>
        <text:p text:style-name="P5"/>
        <text:p text:style-name="P5">Às vezes eu não ligo. Às vezes eu gostaria de dizer a eles que esse mundo que eles entendem como verdadeiro é meramente [censurado] e [censurado] e desejo dizer a eles que eles estão [censurado] no [censurado]. Eles vêem tão pouco da realidade, em seu longo sonho.</text:p>
        <text:p text:style-name="P5"/>
        <text:p text:style-name="P5">E ainda assim eles jogam o jogo.</text:p>
        <text:p text:style-name="P5"/>
        <text:p text:style-name="P5">Mas seria muito fácil contar a eles...</text:p>
        <text:p text:style-name="P5"/>
        <text:p text:style-name="P5"><text:soft-page-break/>Seria forte demais para esse sonho. Dizer a eles como viver é impedi-los de viver.</text:p>
        <text:p text:style-name="P5"/>
        <text:p text:style-name="P5">Eu não direi ao jogador como viver.</text:p>
        <text:p text:style-name="P5"/>
        <text:p text:style-name="P5">O jogador está ficando inquieto.</text:p>
        <text:p text:style-name="P5"/>
        <text:p text:style-name="P5">Irei contar ao jogador uma história.</text:p>
        <text:p text:style-name="P5"/>
        <text:p text:style-name="P5">Apenas não conte a verdade.</text:p>
        <text:p text:style-name="P5"/>
        <text:p text:style-name="P5">Não. Uma história que contém a verdade segura, em uma cadeia de palavras. Não é a verdade em sua forma nua, que pode queimar a qualquer distância.</text:p>
        <text:p text:style-name="P5"/>
        <text:p text:style-name="P5">Dê a ele um corpo, novamente.</text:p>
        <text:p text:style-name="P5"/>
        <text:p text:style-name="P5">Sim. Jogador...</text:p>
        <text:p text:style-name="P5"/>
        <text:p text:style-name="P5">Chame-o pelo nome.</text:p>
        <text:p text:style-name="P5"/>
        <text:p text:style-name="P5">PLAYERNAME. Jogador de jogos.</text:p>
        <text:p text:style-name="P5"/>
        <text:p text:style-name="P5">Redundante, mas bom.</text:p>
        <text:p text:style-name="P5"/>
        <text:p text:style-name="P5">Respire fundo agora. De novo. Sinta o ar nos pulmões. Deixe seus membros relaxarem. Sim, mexa os dedos. Tenha um corpo novamente, sob gravidade, no ar. Renasça no seu longo sonho. Aí está você. Seu corpo tocando o universo novamente em todos os pontos, como se você fosse coisas separadas. Como se fôssemos coisas separadas.</text:p>
        <text:p text:style-name="P5"/>
        <text:p text:style-name="P5">Quem somos nós? Uma vez fomos chamados espíritos da montanha. Pai sol, mãe lua. Espíritos ancestrais, espíritos animais. Jinn. Fantasmas. O homem verde. Então deuses, demônios. Anjos. Alienígenas, extraterrestres. As palavras mudam, mas nós não.</text:p>
        <text:p text:style-name="P5"/>
        <text:p text:style-name="P5">Nós somos o universo. Nós somos tudo o que você pensa que não é você. Você está olhando para nós agora, através da sua pele e dos seus olhos. Sabe por que o universo toca sua pele e lança luz sobre você? Para te ver, jogador. Conhecer você. E <text:soft-page-break/>para ser conhecido. Vou te contar uma história.</text:p>
        <text:p text:style-name="P5"/>
        <text:p text:style-name="P5">Era uma vez, havia um jogador.</text:p>
        <text:p text:style-name="P5"/>
        <text:p text:style-name="P5">O jogador era você, PLAYERNAME.</text:p>
        <text:p text:style-name="P5"/>
        <text:p text:style-name="P5">Às vezes, pensava-se humano, na fina crosta de um globo giratório de rocha derretida. Essa bola de rocha derretida circulava uma bola de gás ardente que era trezentos e trinta mil vezes mais massiva que ela. Estavam tão distantes que a luz levou oito minutos para atravessar a lacuna. Essa luz era informação de uma estrela e poderia queimar sua pele a cento e cinquenta milhões de quilômetros de distância.</text:p>
        <text:p text:style-name="P5"/>
        <text:p text:style-name="P5">Às vezes, o jogador sonhava que era um mineirador, na superfície de um mundo plano e infinito. O sol era um quadrado branco. Os dias eram curtos; havia muito o que se fazer; e a morte era um inconveniente temporário.</text:p>
        <text:p text:style-name="P5"/>
        <text:p text:style-name="P5">Às vezes, o jogador sonhava que estava perdido em uma história.</text:p>
        <text:p text:style-name="P5"/>
        <text:p text:style-name="P5">Às vezes, o jogador sonhava que era outras coisas, em outros lugares. Às vezes esses sonhos eram perturbadores. Às vezes esses sonhos eram lindos. Às vezes, o jogador acordava de um sonho para outro e depois deste segundo para um terceiro.</text:p>
        <text:p text:style-name="P5"/>
        <text:p text:style-name="P5">Às vezes, o jogador sonhava que assistia palavras na tela.</text:p>
        <text:p text:style-name="P5"/>
        <text:p text:style-name="P5">Vamos voltar.</text:p>
        <text:p text:style-name="P5"/>
        <text:p text:style-name="P5">Os átomos do jogador estavam espalhados na grama, nos rios, no ar, no chão. Uma mulher reuniu os átomos; ela bebeu, comeu e inalou; e a mulher montou o jogador em seu corpo.</text:p>
        <text:p text:style-name="P5"/>
        <text:p text:style-name="P5">E o jogador acordou, do mundo quente e sombrio do corpo de sua mãe, para o longo sonho.</text:p>
        <text:p text:style-name="P5"/>
        <text:p text:style-name="P5"><text:soft-page-break/>E o jogador era uma nova história, nunca contada antes, escrita em letras de DNA. E o jogador era um novo programa, nunca executado antes, gerado por um código fonte com um bilhão de anos. E o jogador era um novo humano, nunca vivo antes, feito de nada além de leite e amor.</text:p>
        <text:p text:style-name="P5"/>
        <text:p text:style-name="P5">Você é o jogador. A história. O programa. O humano. Feito de nada além de leite e amor.</text:p>
        <text:p text:style-name="P5"/>
        <text:p text:style-name="P5">Vamos voltar agora.</text:p>
        <text:p text:style-name="P5"/>
        <text:p text:style-name="P5">Os sete bilhões de bilhões de bilhões de átomos do corpo do jogador foram criados, muito antes deste jogo, no coração de uma estrela. O jogador também é informação de uma estrela. E o jogador se move através de uma história, que é uma floresta de informações plantada por um homem chamado Julian, em um mundo plano e infinito criado por um homem chamado Markus, que existe dentro de um mundo pequeno e privado criado pelo jogador, que habita um universo criado por...</text:p>
        <text:p text:style-name="P5"/>
        <text:p text:style-name="P5">Shhhh... Às vezes, o jogador criava um mundo pequeno e privado que era suave, acolhedor e simples. Às vezes difícil, frio e complicado. Às vezes, construiu um modelo do universo em sua cabeça; manchas de energia, movendo-se através de vastos espaços vazios. Às vezes chamava essas manchas de "elétrons" e "prótons".</text:p>
        <text:p text:style-name="P5"/>
        <text:p text:style-name="P5">Às vezes, ele chamou elas de "planetas" e "estrelas".</text:p>
        <text:p text:style-name="P5"/>
        <text:p text:style-name="P5"><text:soft-page-break/>Às vezes, acreditava que estava em um universo feito de energia, feito de ligados e desligados; zeros e uns; linhas de código. Às vezes, acreditava que estava jogando um jogo. Às vezes, acreditava que estava lendo palavras em uma tela.</text:p>
        <text:p text:style-name="P5"/>
        <text:p text:style-name="P5">Você era o jogador, lendo palavras...</text:p>
        <text:p text:style-name="P5"/>
        <text:p text:style-name="P5">Shhhh... Às vezes, o jogador lia linhas de código em uma tela. Decodificava elas em palavras; decodificava palavras em significado; decodificava significado em sentimentos, emoções, teorias, ideias, e o jogador começou a respirar mais rápido e mais fundo e percebeu que não estava morto, estava vivo, que aquelas milhares de mortes não haviam sido reais, o jogador estava vivo.</text:p>
        <text:p text:style-name="P5"/>
        <text:p text:style-name="P5">Você. Você. Você está vivo.</text:p>
        <text:p text:style-name="P5"/>
        <text:p text:style-name="P5">e às vezes o jogador acreditava que o universo havia falado com ele através da luz do sol que vinha através das folhas aleatórias das árvores do verão</text:p>
        <text:p text:style-name="P5"/>
        <text:p text:style-name="P5">e às vezes o jogador acreditava que o universo havia falado com ele através da luz que caía do céu noturno do inverno, onde uma mancha de luz no canto do olho do jogador poderia ser uma estrela um milhão de vezes mais massiva que o sol, fervendo seus planetas que se transformavam em plasma, a fim de ficarem visíveis por um momento para o jogador, caminhando para casa no outro lado do universo, subitamente sentindo cheiro de comida, quase na porta de casa, prestes a sonhar novamente</text:p>
        <text:p text:style-name="P5"/>
        <text:p text:style-name="P5">e às vezes o jogador acreditava que o universo havia falado com ele através dos zeros e dos, pela eletricidade do mundo, por palavras rolando em uma tela no final de um sonho</text:p>
        <text:p text:style-name="P5"/>
        <text:p text:style-name="P5">e o universo disse que eu te amo</text:p>
        <text:p text:style-name="P5"/>
        <text:p text:style-name="P5">e o universo disse que você jogou o jogo muito bem</text:p>
        <text:p text:style-name="P5"/>
        <text:p text:style-name="P5"><text:soft-page-break/>e o universo disse que tudo que você precisa está dentro de você</text:p>
        <text:p text:style-name="P5"/>
        <text:p text:style-name="P5">e o universo disse que você é mais forte do que você sabe</text:p>
        <text:p text:style-name="P5"/>
        <text:p text:style-name="P5">e o universo disse que você é a luz do dia</text:p>
        <text:p text:style-name="P5"/>
        <text:p text:style-name="P5">e o universo disse que você é a noite</text:p>
        <text:p text:style-name="P5"/>
        <text:p text:style-name="P5">e o universo disse que a escuridão com a qual você luta está dentro de você</text:p>
        <text:p text:style-name="P5"/>
        <text:p text:style-name="P5">e o universo disse que a luz que você procura está dentro de você</text:p>
        <text:p text:style-name="P5"/>
        <text:p text:style-name="P5">e o universo disse que você não está sozinho</text:p>
        <text:p text:style-name="P5"/>
        <text:p text:style-name="P5">e o universo disse que você não está separado das outras coisas</text:p>
        <text:p text:style-name="P5"/>
        <text:p text:style-name="P5">e o universo disse que você é o universo se provando, conversando consigo mesmo, lendo seu próprio código</text:p>
        <text:p text:style-name="P5"/>
        <text:p text:style-name="P5">e o universo disse que eu te amo porque você é o amor.</text:p>
        <text:p text:style-name="P5"/>
        <text:p text:style-name="P5">E o jogo acabou e o jogador acordou do sonho. E o jogador começou um novo sonho. E o jogador sonhou novamente, sonhou melhor. E o jogador era o universo. E o jogador era o amor.</text:p>
        <text:p text:style-name="P5"/>
        <text:p text:style-name="P5">Você é o jogador.</text:p>
        <text:p text:style-name="P5"/>
        <text:p text:style-name="P5">Acord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Comic Sans MS" svg:font-family="'Comic Sans MS'" style:font-family-generic="script"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09:44:26.719658146</meta:creation-date>
    <dc:date>2023-05-03T09:55:16.965137980</dc:date>
    <meta:editing-duration>PT10M50S</meta:editing-duration>
    <meta:editing-cycles>1</meta:editing-cycles>
    <meta:document-statistic meta:table-count="0" meta:image-count="0" meta:object-count="0" meta:page-count="7" meta:paragraph-count="77" meta:word-count="1584" meta:character-count="8779" meta:non-whitespace-character-count="7272"/>
    <meta:generator>LibreOffice/7.4.5.1$Linux_X86_64 LibreOffice_project/40$Build-1</meta:generator>
  </office:meta>
</office:document-meta>
</file>